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cc99cc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cccc"/>
      <style:text-properties fo:font-style="italic" style:font-style-asian="italic" style:font-style-complex="italic"/>
    </style:style>
  </office:automatic-styles>
  <office:body>
    <office:spreadsheet>
      <table:table table:name="Inici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ctub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0" office:value-type="string" calcext:value-type="string">
            <text:p>Fase inicial: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1 sema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1" office:value-type="string" calcext:value-type="string">
            <text:p>Cuestionari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4" table:number-columns-repeated="3"/>
          <table:table-cell table:number-columns-repeated="4"/>
          <table:table-cell office:value-type="string" calcext:value-type="string">
            <text:p>Incremento 1:</text:p>
          </table:table-cell>
          <table:table-cell office:value-type="string" calcext:value-type="string">
            <text:p>Diseño + Implementación + Pruebas + Revisió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Gestión usuario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ncremento 2:</text:p>
          </table:table-cell>
          <table:table-cell office:value-type="string" calcext:value-type="string">
            <text:p>Diseño + Implementación + Pruebas + Revisió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viembr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table:number-columns-repeated="5"/>
          <table:table-cell table:number-columns-repeated="2"/>
          <table:table-cell table:style-name="ce14" office:value-type="string" calcext:value-type="string">
            <text:p>Comunicación</text:p>
          </table:table-cell>
          <table:table-cell table:number-columns-repeated="1012"/>
        </table:table-row>
        <table:table-row table:style-name="ro1">
          <table:table-cell table:style-name="ce1" table:number-columns-repeated="11"/>
          <table:table-cell table:style-name="ce13"/>
          <table:table-cell table:style-name="ce1"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ncremento 3:</text:p>
          </table:table-cell>
          <table:table-cell office:value-type="string" calcext:value-type="string">
            <text:p>Diseño + Implementación + Pruebas + Revisió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9 semana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3" office:value-type="string" calcext:value-type="string">
            <text:p>Formación</text:p>
          </table:table-cell>
          <table:table-cell office:value-type="string" calcext:value-type="string">
            <text:p>1 semana y medi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Documentación</text:p>
          </table:table-cell>
          <table:table-cell office:value-type="string" calcext:value-type="string">
            <text:p>2 semanas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 table:style-name="ce6" office:value-type="string" calcext:value-type="string">
            <text:p>PR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ciembre</text:p>
          </table:table-cell>
          <table:table-cell table:style-name="Default" table:number-columns-repeated="3"/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6"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PRI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 table:style-name="ce7"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PRI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2" table:style-name="ce8" office:value-type="string" calcext:value-type="string">
            <text:p>PRI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table:style-name="ce8" office:value-type="string" calcext:value-type="string">
            <text:p>PRI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5:21:33.925335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45:29.333463577</meta:creation-date>
    <dc:date>2017-12-01T15:45:31.099139599</dc:date>
    <meta:editing-duration>PT21M9S</meta:editing-duration>
    <meta:editing-cycles>7</meta:editing-cycles>
    <meta:generator>LibreOffice/4.2.8.2$Linux_X86_64 LibreOffice_project/420m0$Build-2</meta:generator>
    <meta:document-statistic meta:table-count="1" meta:cell-count="145" meta:object-count="0"/>
  </office:meta>
</office:document-meta>
</file>